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999cm" style:rel-column-width="11559*"/>
    </style:style>
    <style:style style:name="Tabelle5.B" style:family="table-column">
      <style:table-column-properties style:column-width="14.002cm" style:rel-column-width="5397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999cm" style:rel-column-width="11559*"/>
    </style:style>
    <style:style style:name="Tabelle2.B" style:family="table-column">
      <style:table-column-properties style:column-width="14.002cm" style:rel-column-width="5397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997cm" style:rel-column-width="11552*"/>
    </style:style>
    <style:style style:name="Tabelle3.B" style:family="table-column">
      <style:table-column-properties style:column-width="14.004cm" style:rel-column-width="53983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999cm" style:rel-column-width="11559*"/>
    </style:style>
    <style:style style:name="Tabelle4.B" style:family="table-column">
      <style:table-column-properties style:column-width="14.002cm" style:rel-column-width="5397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9d5793" officeooo:paragraph-rsid="019d579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9d5793" officeooo:paragraph-rsid="019d5793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a0239b" officeooo:paragraph-rsid="01a0239b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paragraph-rsid="01a4b36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paragraph-rsid="019d5793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1a4b364" officeooo:paragraph-rsid="01a4b364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1a5f6ef" officeooo:paragraph-rsid="01a5f6ef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1a7a5d4" officeooo:paragraph-rsid="01a7a5d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1a7a5d4" officeooo:paragraph-rsid="01a7e973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9eacc4" officeooo:paragraph-rsid="019eacc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bold" officeooo:rsid="019d5793" officeooo:paragraph-rsid="019d5793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bold" officeooo:rsid="01a5f6ef" officeooo:paragraph-rsid="01a5f6e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6pt" fo:font-style="normal" fo:font-weight="normal" officeooo:rsid="019d5793" officeooo:paragraph-rsid="019d5793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6pt" fo:font-style="normal" fo:font-weight="normal" officeooo:rsid="01a4b364" officeooo:paragraph-rsid="01a4b364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9eacc4" officeooo:paragraph-rsid="019eacc4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9eacc4" officeooo:paragraph-rsid="01a19f28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9efd37" officeooo:paragraph-rsid="019efd3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a4c306" officeooo:paragraph-rsid="019eacc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a9d16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officeooo:rsid="01a7e973" officeooo:paragraph-rsid="01a7e973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1a7a5d4" officeooo:paragraph-rsid="01a7a5d4" style:font-size-asian="12pt" style:font-size-complex="12pt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9eacc4"/>
    </style:style>
    <style:style style:name="T2" style:family="text">
      <style:text-properties officeooo:rsid="010c8db9"/>
    </style:style>
    <style:style style:name="T3" style:family="text">
      <style:text-properties officeooo:rsid="019efd37"/>
    </style:style>
    <style:style style:name="T4" style:family="text">
      <style:text-properties officeooo:rsid="01a0239b"/>
    </style:style>
    <style:style style:name="T5" style:family="text">
      <style:text-properties officeooo:rsid="01a19f28"/>
    </style:style>
    <style:style style:name="T6" style:family="text">
      <style:text-properties officeooo:rsid="01a35a2d"/>
    </style:style>
    <style:style style:name="T7" style:family="text">
      <style:text-properties officeooo:rsid="01a7e973"/>
    </style:style>
    <style:style style:name="T8" style:family="text">
      <style:text-properties fo:font-weight="bold" officeooo:rsid="01b4949a" style:font-weight-asian="bold" style:font-weight-complex="bold"/>
    </style:style>
    <style:style style:name="T9" style:family="text">
      <style:text-properties officeooo:rsid="01b494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Formalia</text:p>
      <text:p text:style-name="P16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9">Vortragende</text:p>
          </table:table-cell>
          <table:table-cell table:style-name="Tabelle5.B1" office:value-type="string">
            <text:p text:style-name="P7"/>
          </table:table-cell>
        </table:table-row>
        <table:table-row>
          <table:table-cell table:style-name="Tabelle5.A2" office:value-type="string">
            <text:p text:style-name="P9">Thema</text:p>
          </table:table-cell>
          <table:table-cell table:style-name="Tabelle5.B2" office:value-type="string">
            <text:p text:style-name="P7"/>
          </table:table-cell>
        </table:table-row>
        <table:table-row>
          <table:table-cell table:style-name="Tabelle5.A2" office:value-type="string">
            <text:p text:style-name="P9">Anfang / Ende</text:p>
          </table:table-cell>
          <table:table-cell table:style-name="Tabelle5.B2" office:value-type="string">
            <text:p text:style-name="P7"/>
          </table:table-cell>
        </table:table-row>
        <table:table-row>
          <table:table-cell table:style-name="Tabelle5.A2" office:value-type="string">
            <text:p text:style-name="P9">Anzahl Folien</text:p>
          </table:table-cell>
          <table:table-cell table:style-name="Tabelle5.B2" office:value-type="string">
            <text:p text:style-name="P7"/>
          </table:table-cell>
        </table:table-row>
        <table:table-row>
          <table:table-cell table:style-name="Tabelle5.A2" office:value-type="string">
            <text:p text:style-name="P9">Quellen</text:p>
          </table:table-cell>
          <table:table-cell table:style-name="Tabelle5.B2" office:value-type="string">
            <text:p text:style-name="P7"/>
          </table:table-cell>
        </table:table-row>
      </table:table>
      <text:p text:style-name="P17"/>
      <text:p text:style-name="P14">Folien</text:p>
      <text:p text:style-name="P1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0">Masterfolie?</text:p>
          </table:table-cell>
          <table:table-cell table:style-name="Tabelle2.B1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4">Design</text:p>
            <text:p text:style-name="P4"/>
          </table:table-cell>
          <table:table-cell table:style-name="Tabelle2.B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10">Farben</text:p>
            <text:p text:style-name="P10"/>
          </table:table-cell>
          <table:table-cell table:style-name="Tabelle2.B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4">Texte</text:p>
            <text:p text:style-name="P5"/>
          </table:table-cell>
          <table:table-cell table:style-name="Tabelle2.B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10">Bilder</text:p>
            <text:p text:style-name="P10"/>
          </table:table-cell>
          <table:table-cell table:style-name="Tabelle2.B2" office:value-type="string">
            <text:p text:style-name="P6"/>
          </table:table-cell>
        </table:table-row>
      </table:table>
      <text:p text:style-name="P16"/>
      <text:p text:style-name="P14">Inhalt</text:p>
      <text:p text:style-name="P16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Menge</text:p>
            <text:p text:style-name="P4"/>
          </table:table-cell>
          <table:table-cell table:style-name="Tabelle3.B1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4">Struktur</text:p>
            <text:p text:style-name="P10"><text:s text:c="3"/>(roter Faden)</text:p>
          </table:table-cell>
          <table:table-cell table:style-name="Tabelle3.B2" office:value-type="string">
            <text:p text:style-name="P8"/>
            <text:p text:style-name="P8"/>
          </table:table-cell>
        </table:table-row>
        <table:table-row>
          <table:table-cell table:style-name="Tabelle3.A2" office:value-type="string">
            <text:p text:style-name="P10">Fachbegriffe</text:p>
          </table:table-cell>
          <table:table-cell table:style-name="Tabelle3.B2" office:value-type="string">
            <text:p text:style-name="P8"/>
          </table:table-cell>
        </table:table-row>
      </table:table>
      <text:p text:style-name="P16"/>
      <text:p text:style-name="P14">Vortrag</text:p>
      <text:p text:style-name="P16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0">Lautstärke</text:p>
          </table:table-cell>
          <table:table-cell table:style-name="Tabelle4.B1" office:value-type="string">
            <text:p text:style-name="P8"/>
          </table:table-cell>
        </table:table-row>
        <table:table-row>
          <table:table-cell table:style-name="Tabelle4.A2" office:value-type="string">
            <text:p text:style-name="P10">Eingeübt?</text:p>
          </table:table-cell>
          <table:table-cell table:style-name="Tabelle4.B2" office:value-type="string">
            <text:p text:style-name="P8"/>
          </table:table-cell>
        </table:table-row>
        <table:table-row>
          <table:table-cell table:style-name="Tabelle4.A2" office:value-type="string">
            <text:p text:style-name="P11">Verständlichkeit</text:p>
            <text:p text:style-name="P11"/>
          </table:table-cell>
          <table:table-cell table:style-name="Tabelle4.B2" office:value-type="string">
            <text:p text:style-name="P8"/>
          </table:table-cell>
        </table:table-row>
        <table:table-row>
          <table:table-cell table:style-name="Tabelle4.A2" office:value-type="string">
            <text:p text:style-name="P10">Präsenz,</text:p>
            <text:p text:style-name="P10"><text:s text:c="3"/><text:span text:style-name="T7">Sicherheit</text:span></text:p>
          </table:table-cell>
          <table:table-cell table:style-name="Tabelle4.B2" office:value-type="string">
            <text:p text:style-name="P8"/>
          </table:table-cell>
        </table:table-row>
        <table:table-row>
          <table:table-cell table:style-name="Tabelle4.A2" office:value-type="string">
            <text:p text:style-name="P12">Sprach<text:span text:style-name="T7">e,</text:span></text:p>
            <text:p text:style-name="P23"><text:s text:c="3"/>Wortwahl</text:p>
            <text:p text:style-name="P12"/>
          </table:table-cell>
          <table:table-cell table:style-name="Tabelle4.B2" office:value-type="string">
            <text:p text:style-name="P8"/>
          </table:table-cell>
        </table:table-row>
        <table:table-row>
          <table:table-cell table:style-name="Tabelle4.A2" office:value-type="string">
            <text:p text:style-name="P10">Körpersprache</text:p>
            <text:p text:style-name="P10"/>
            <text:p text:style-name="P10"/>
          </table:table-cell>
          <table:table-cell table:style-name="Tabelle4.B2" office:value-type="string">
            <text:p text:style-name="P8"/>
          </table:table-cell>
        </table:table-row>
        <table:table-row>
          <table:table-cell table:style-name="Tabelle4.A2" office:value-type="string">
            <text:p text:style-name="P11">Weckt Interesse</text:p>
            <text:p text:style-name="P11"><text:s text:c="2"/>(wie?)</text:p>
            <text:p text:style-name="P11"/>
          </table:table-cell>
          <table:table-cell table:style-name="Tabelle4.B2" office:value-type="string">
            <text:p text:style-name="P8"/>
          </table:table-cell>
        </table:table-row>
      </table:table>
      <text:p text:style-name="P21"><draw:frame text:anchor-type="paragraph" draw:z-index="0" draw:name="Form1" draw:style-name="gr1" draw:text-style-name="P25" svg:width="1.795cm" svg:height="0.63cm" svg:x="15.198cm" svg:y="0.439cm"><draw:image xlink:href="Pictures/10000000000000580000001F196641809BB809C4.png" xlink:type="simple" xlink:show="embed" xlink:actuate="onLoad" loext:mime-type="image/png"><text:p/></draw:image></draw:frame></text:p>
      <text:p text:style-name="P22"><text:span text:style-name="T8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9">pothmann.de</text:span></text:a><text:span text:style-name="T9">, f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Febr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9d5793" officeooo:paragraph-rsid="019d579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9eacc4"/>
    </style:style>
    <style:style style:name="MT2" style:family="text">
      <style:text-properties officeooo:rsid="010c8db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Beobachtungs</text:span>bogen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2">TG – Präsentation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2-17T12:54:52.232000000</dc:date>
    <meta:editing-duration>P3DT7H44M2S</meta:editing-duration>
    <meta:editing-cycles>275</meta:editing-cycles>
    <meta:generator>LibreOffice/6.2.5.2$Windows_X86_64 LibreOffice_project/1ec314fa52f458adc18c4f025c545a4e8b22c159</meta:generator>
    <meta:document-statistic meta:table-count="5" meta:image-count="0" meta:object-count="0" meta:page-count="1" meta:paragraph-count="31" meta:word-count="47" meta:character-count="389" meta:non-whitespace-character-count="360"/>
  </office:meta>
</office:document-meta>
</file>